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co6" style:family="table-column">
      <style:table-column-properties fo:break-before="auto" style:column-width="3.496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language="et" fo:country="EE"/>
    </style:style>
    <style:style style:name="ce4" style:family="table-cell" style:parent-style-name="Default">
      <style:table-cell-properties fo:wrap-option="wrap" fo:border="0.002cm solid #000000"/>
      <style:text-properties fo:font-weight="bold"/>
    </style:style>
    <style:style style:name="ce5" style:family="table-cell" style:parent-style-name="Default" style:data-style-name="N110"/>
    <style:style style:name="ce6" style:family="table-cell" style:parent-style-name="Default" style:data-style-name="N1"/>
    <style:style style:name="ce7" style:family="table-cell" style:parent-style-name="Default" style:data-style-name="N10"/>
    <style:style style:name="ce8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fo:min-height="1.49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false" fo:min-height="0.95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fo:min-height="2.99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Arrowheads_20_1" draw:marker-start-width="0.2cm" draw:marker-start-center="false" draw:fill="solid" draw:fill-color="#ffffc0" draw:auto-grow-height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Arrowheads_20_1" draw:marker-start-width="0.2cm" draw:marker-start-center="false" draw:fill="solid" draw:fill-color="#ffffc0" fo:min-height="3.1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1" draw:marker-start-width="0.2cm" draw:marker-start-center="false" draw:fill="solid" draw:fill-color="#ffffc0" draw:auto-grow-height="false" fo:min-height="1.537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1" draw:marker-start-width="0.2cm" draw:marker-start-center="false" draw:fill="solid" draw:fill-color="#ffffc0" fo:min-height="3.046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Arrowheads_20_1" draw:marker-start-width="0.2cm" draw:marker-start-center="false" draw:fill="solid" draw:fill-color="#ffffc0" fo:min-height="1.138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marker-start="Arrowheads_20_1" draw:marker-start-width="0.2cm" draw:marker-start-center="false" draw:fill="solid" draw:fill-color="#ffffc0" fo:min-height="1.351cm" fo:padding-top="0.1cm" fo:padding-bottom="0.1cm" fo:padding-left="0.1cm" fo:padding-right="0.1cm" draw:shadow="hidden" draw:shadow-offset-x="0.1cm" draw:shadow-offset-y="0.1cm" draw:caption-escape-direction="auto"/>
    </style:style>
    <style:style style:name="gr15" style:family="graphic">
      <style:graphic-properties draw:marker-start="Arrowheads_20_1" draw:marker-start-width="0.2cm" draw:marker-start-center="false" draw:fill="solid" draw:fill-color="#ffffc0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16" style:family="graphic">
      <style:graphic-properties draw:marker-start="Arrowheads_20_1" draw:marker-start-width="0.2cm" draw:marker-start-center="false" draw:fill="solid" draw:fill-color="#ffffc0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17" style:family="graphic">
      <style:graphic-properties draw:marker-start="Arrowheads_20_1" draw:marker-start-width="0.2cm" draw:marker-start-center="false" draw:fill="solid" draw:fill-color="#ffffc0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18" style:family="graphic">
      <style:graphic-properties draw:marker-start="Arrowheads_20_1" draw:marker-start-width="0.2cm" draw:marker-start-center="false" draw:fill="solid" draw:fill-color="#ffffc0" fo:min-height="1.185cm" fo:padding-top="0.1cm" fo:padding-bottom="0.1cm" fo:padding-left="0.1cm" fo:padding-right="0.1cm" draw:shadow="hidden" draw:shadow-offset-x="0.1cm" draw:shadow-offset-y="0.1cm" draw:caption-escape-direction="auto"/>
    </style:style>
    <style:style style:name="gr19" style:family="graphic">
      <style:graphic-properties draw:marker-start="Arrowheads_20_1" draw:marker-start-width="0.2cm" draw:marker-start-center="false" draw:fill="solid" draw:fill-color="#ffffc0" fo:min-height="0.807cm" fo:padding-top="0.1cm" fo:padding-bottom="0.1cm" fo:padding-left="0.1cm" fo:padding-right="0.1cm" draw:shadow="hidden" draw:shadow-offset-x="0.1cm" draw:shadow-offset-y="0.1cm" draw:caption-escape-direction="auto"/>
    </style:style>
    <style:style style:name="gr20" style:family="graphic">
      <style:graphic-properties draw:marker-start="Arrowheads_20_1" draw:marker-start-width="0.2cm" draw:marker-start-center="false" draw:fill="solid" draw:fill-color="#ffffc0" fo:min-height="1.01cm" fo:padding-top="0.1cm" fo:padding-bottom="0.1cm" fo:padding-left="0.1cm" fo:padding-right="0.1cm" draw:shadow="hidden" draw:shadow-offset-x="0.1cm" draw:shadow-offset-y="0.1cm" draw:caption-escape-direction="auto"/>
    </style:style>
    <style:style style:name="gr21" style:family="graphic">
      <style:graphic-properties draw:marker-start="Arrowheads_20_1" draw:marker-start-width="0.2cm" draw:marker-start-center="false" draw:fill="solid" draw:fill-color="#ffffc0" draw:auto-grow-height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2" style:family="graphic">
      <style:graphic-properties draw:marker-start="Arrowheads_20_1" draw:marker-start-width="0.2cm" draw:marker-start-center="false" draw:fill="solid" draw:fill-color="#ffffc0" fo:min-height="3.951cm" fo:padding-top="0.1cm" fo:padding-bottom="0.1cm" fo:padding-left="0.1cm" fo:padding-right="0.1cm" draw:shadow="hidden" draw:shadow-offset-x="0.1cm" draw:shadow-offset-y="0.1cm" draw:caption-escape-direction="auto"/>
    </style:style>
    <style:style style:name="gr23" style:family="graphic">
      <style:graphic-properties draw:marker-start="Arrowheads_20_1" draw:marker-start-width="0.2cm" draw:marker-start-center="false" draw:fill="solid" draw:fill-color="#ffffc0" draw:auto-grow-height="false" fo:min-height="0.396cm" fo:padding-top="0.1cm" fo:padding-bottom="0.1cm" fo:padding-left="0.1cm" fo:padding-right="0.1cm" draw:shadow="hidden" draw:shadow-offset-x="0.1cm" draw:shadow-offset-y="0.1cm" draw:caption-escape-direction="auto"/>
    </style:style>
    <style:style style:name="gr24" style:family="graphic">
      <style:graphic-properties draw:marker-start="Arrowheads_20_1" draw:marker-start-width="0.2cm" draw:marker-start-center="false" draw:fill="solid" draw:fill-color="#ffffc0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25" style:family="graphic">
      <style:graphic-properties draw:marker-start="Arrowheads_20_1" draw:marker-start-width="0.2cm" draw:marker-start-center="false" draw:fill="solid" draw:fill-color="#ffffc0" draw:auto-grow-height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6" style:family="graphic">
      <style:graphic-properties draw:marker-start="Arrowheads_20_1" draw:marker-start-width="0.2cm" draw:marker-start-center="false" draw:fill="solid" draw:fill-color="#ffffc0" fo:min-height="2.185cm" fo:padding-top="0.1cm" fo:padding-bottom="0.1cm" fo:padding-left="0.1cm" fo:padding-right="0.1cm" draw:shadow="hidden" draw:shadow-offset-x="0.1cm" draw:shadow-offset-y="0.1cm" draw:caption-escape-direction="auto"/>
    </style:style>
    <style:style style:name="gr27" style:family="graphic">
      <style:graphic-properties draw:marker-start="Arrowheads_20_1" draw:marker-start-width="0.2cm" draw:marker-start-center="false" draw:fill="solid" draw:fill-color="#ffffc0" draw:auto-grow-height="false" fo:min-height="1.311cm" fo:padding-top="0.1cm" fo:padding-bottom="0.1cm" fo:padding-left="0.1cm" fo:padding-right="0.1cm" draw:shadow="hidden" draw:shadow-offset-x="0.1cm" draw:shadow-offset-y="0.1cm" draw:caption-escape-direction="auto"/>
    </style:style>
    <style:style style:name="gr28" style:family="graphic">
      <style:graphic-properties draw:marker-start="Arrowheads_20_1" draw:marker-start-width="0.2cm" draw:marker-start-center="false" draw:fill="solid" draw:fill-color="#ffffc0" draw:auto-grow-height="false" fo:min-height="1.317cm" fo:padding-top="0.1cm" fo:padding-bottom="0.1cm" fo:padding-left="0.1cm" fo:padding-right="0.1cm" draw:shadow="hidden" draw:shadow-offset-x="0.1cm" draw:shadow-offset-y="0.1cm" draw:caption-escape-direction="auto"/>
    </style:style>
    <style:style style:name="gr29" style:family="graphic">
      <style:graphic-properties draw:marker-start="Arrowheads_20_1" draw:marker-start-width="0.2cm" draw:marker-start-center="false" draw:fill="solid" draw:fill-color="#ffffc0" fo:min-height="0.979cm" fo:padding-top="0.1cm" fo:padding-bottom="0.1cm" fo:padding-left="0.1cm" fo:padding-right="0.1cm" draw:shadow="hidden" draw:shadow-offset-x="0.1cm" draw:shadow-offset-y="0.1cm" draw:caption-escape-direction="auto"/>
    </style:style>
    <style:style style:name="gr30" style:family="graphic">
      <style:graphic-properties draw:marker-start="Arrowheads_20_1" draw:marker-start-width="0.2cm" draw:marker-start-center="false" draw:fill="solid" draw:fill-color="#ffffc0" fo:min-height="1.562cm" fo:padding-top="0.1cm" fo:padding-bottom="0.1cm" fo:padding-left="0.1cm" fo:padding-right="0.1cm" draw:shadow="hidden" draw:shadow-offset-x="0.1cm" draw:shadow-offset-y="0.1cm" draw:caption-escape-direction="auto"/>
    </style:style>
    <style:style style:name="gr31" style:family="graphic">
      <style:graphic-properties draw:marker-start="Arrowheads_20_1" draw:marker-start-width="0.2cm" draw:marker-start-center="false" draw:fill="solid" draw:fill-color="#ffffc0" fo:min-height="0.901cm" fo:padding-top="0.1cm" fo:padding-bottom="0.1cm" fo:padding-left="0.1cm" fo:padding-right="0.1cm" draw:shadow="hidden" draw:shadow-offset-x="0.1cm" draw:shadow-offset-y="0.1cm" draw:caption-escape-direction="auto"/>
    </style:style>
    <style:style style:name="gr32" style:family="graphic">
      <style:graphic-properties draw:marker-start="Arrowheads_20_1" draw:marker-start-width="0.2cm" draw:marker-start-center="false" draw:fill="solid" draw:fill-color="#ffffc0" fo:min-height="0.86cm" fo:padding-top="0.1cm" fo:padding-bottom="0.1cm" fo:padding-left="0.1cm" fo:padding-right="0.1cm" draw:shadow="hidden" draw:shadow-offset-x="0.1cm" draw:shadow-offset-y="0.1cm" draw:caption-escape-direction="auto"/>
    </style:style>
    <style:style style:name="gr33" style:family="graphic">
      <style:graphic-properties draw:marker-start="Arrowheads_20_1" draw:marker-start-width="0.2cm" draw:marker-start-center="false" draw:fill="solid" draw:fill-color="#ffffc0" fo:min-height="3.152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3" table:default-cell-style-name="ce6"/>
        <table:table-column table:style-name="co3" table:number-columns-repeated="2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Homework expected</text:p>
          </table:table-cell>
          <table:table-cell table:style-name="ce4" office:value-type="string">
            <text:p>Homework ready</text:p>
          </table:table-cell>
          <table:table-cell table:style-name="ce4" office:value-type="string">
            <text:p>Homework points</text:p>
          </table:table-cell>
          <table:table-cell table:style-name="ce4" office:value-type="string">
            <text:p>Exam points</text:p>
          </table:table-cell>
          <table:table-cell table:style-name="ce4" office:value-type="string">
            <text:p>Bonus</text:p>
          </table:table-cell>
          <table:table-cell table:style-name="ce4" office:value-type="string">
            <text:p>Total points</text:p>
          </table:table-cell>
          <table:table-cell table:style-name="ce4" office:value-type="string">
            <text:p>Final Mark (preliminary)</text:p>
          </table:table-cell>
        </table:table-row>
        <table:table-row table:style-name="ro2">
          <table:table-cell office:value-type="string">
            <text:p>980814</text:p>
          </table:table-cell>
          <table:table-cell office:value-type="string">
            <text:p>Allan Berg</text:p>
          </table:table-cell>
          <table:table-cell office:value-type="date" office:date-value="2008-05-19">
            <text:p>19.05.2008</text:p>
          </table:table-cell>
          <table:table-cell office:value-type="date" office:date-value="2008-05-17">
            <text:p>17.05.2008</text:p>
          </table:table-cell>
          <table:table-cell table:formula="oooc:=homework_totals" office:value-type="float" office:value="39.1666666666667">
            <text:p>39</text:p>
          </table:table-cell>
          <table:table-cell table:formula="oooc:=9+5+8+8+7" office:value-type="float" office:value="37">
            <text:p>37</text:p>
          </table:table-cell>
          <table:table-cell office:value-type="float" office:value="10">
            <office:annotation draw:style-name="gr1" draw:text-style-name="P2" svg:width="2.892cm" svg:height="0.596cm" svg:x="16.986cm" svg:y="0.001cm" draw:caption-point-x="-16.986cm" draw:caption-point-y="-0.001cm">
              <dc:date>2008-05-26T00:00:00</dc:date>
              <text:p text:style-name="P1"><text:span text:style-name="T1">Robocode</text:span></text:p>
            </office:annotation>
            <text:p>10</text:p>
          </table:table-cell>
          <table:table-cell table:formula="oooc:=[.E2]+[.F2]+[.G2]" office:value-type="float" office:value="86.1666666666667">
            <text:p>86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01370</text:p>
          </table:table-cell>
          <table:table-cell office:value-type="string">
            <text:p>Maksim Tamleht</text:p>
          </table:table-cell>
          <table:table-cell office:value-type="date" office:date-value="2008-05-19">
            <text:p>19.05.2008</text:p>
          </table:table-cell>
          <table:table-cell office:value-type="date" office:date-value="2008-05-17">
            <text:p>17.05.2008</text:p>
          </table:table-cell>
          <table:table-cell table:formula="oooc:=homework_totals" office:value-type="float" office:value="38.3333333333333">
            <text:p>38</text:p>
          </table:table-cell>
          <table:table-cell table:formula="oooc:=(7+5+8+8)*5/4" office:value-type="float" office:value="35">
            <text:p>35</text:p>
          </table:table-cell>
          <table:table-cell office:value-type="float" office:value="5">
            <office:annotation draw:style-name="gr1" draw:text-style-name="P2" svg:width="2.892cm" svg:height="0.596cm" svg:x="16.986cm" svg:y="0.001cm" draw:caption-point-x="-16.986cm" draw:caption-point-y="-0.001cm">
              <dc:date>2008-05-26T00:00:00</dc:date>
              <text:p text:style-name="P1"><text:span text:style-name="T1">Robocode</text:span></text:p>
            </office:annotation>
            <text:p>5</text:p>
          </table:table-cell>
          <table:table-cell table:formula="oooc:=[.E3]+[.F3]+[.G3]" office:value-type="float" office:value="78.3333333333333">
            <text:p>78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065764</text:p>
          </table:table-cell>
          <table:table-cell office:value-type="string">
            <text:p>Jaroslav Kalistsuk</text:p>
          </table:table-cell>
          <table:table-cell office:value-type="date" office:date-value="2008-05-19">
            <text:p>19.05.2008</text:p>
          </table:table-cell>
          <table:table-cell office:value-type="string">
            <text:p>?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-5">
            <office:annotation draw:style-name="gr1" draw:text-style-name="P2" svg:width="2.892cm" svg:height="0.596cm" svg:x="16.986cm" svg:y="0.318cm" draw:caption-point-x="-16.986cm" draw:caption-point-y="-0.318cm">
              <dc:date>2008-05-27T00:00:00</dc:date>
              <text:p text:style-name="P1"><text:span text:style-name="T1">Late homework</text:span></text:p>
            </office:annotation>
            <text:p>-5</text:p>
          </table:table-cell>
          <table:table-cell table:formula="oooc:=[.E4]+[.F4]+[.G4]" office:value-type="float" office:value="-5">
            <text:p>-5</text:p>
          </table:table-cell>
          <table:table-cell/>
        </table:table-row>
        <table:table-row table:style-name="ro2">
          <table:table-cell office:value-type="string">
            <text:p>030633</text:p>
          </table:table-cell>
          <table:table-cell office:value-type="string">
            <text:p>Tarmo Ojala</text:p>
          </table:table-cell>
          <table:table-cell office:value-type="date" office:date-value="2008-05-19">
            <text:p>19.05.2008</text:p>
          </table:table-cell>
          <table:table-cell office:value-type="date" office:date-value="2008-05-15">
            <text:p>15.05.2008</text:p>
          </table:table-cell>
          <table:table-cell table:formula="oooc:=homework_totals" office:value-type="float" office:value="44.1666666666667">
            <text:p>44</text:p>
          </table:table-cell>
          <table:table-cell table:formula="oooc:=9+10+8+10+7" office:value-type="float" office:value="44">
            <text:p>44</text:p>
          </table:table-cell>
          <table:table-cell/>
          <table:table-cell table:formula="oooc:=[.E5]+[.F5]+[.G5]" office:value-type="float" office:value="88.1666666666667">
            <text:p>88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030611</text:p>
          </table:table-cell>
          <table:table-cell office:value-type="string">
            <text:p>Jekaterina Gavrilov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6]+[.F6]+[.G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71</text:p>
          </table:table-cell>
          <table:table-cell office:value-type="string">
            <text:p>Raido Pahtm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7]+[.F7]+[.G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29</text:p>
          </table:table-cell>
          <table:table-cell office:value-type="string">
            <text:p>Anton Tshepurov</text:p>
          </table:table-cell>
          <table:table-cell table:number-columns-repeated="2" office:value-type="date" office:date-value="2008-05-19">
            <text:p>19.05.2008</text:p>
          </table:table-cell>
          <table:table-cell table:formula="oooc:=homework_totals" office:value-type="float" office:value="40.375">
            <text:p>40</text:p>
          </table:table-cell>
          <table:table-cell table:number-columns-repeated="2"/>
          <table:table-cell table:formula="oooc:=[.E8]+[.F8]+[.G8]" office:value-type="float" office:value="40.375">
            <text:p>40</text:p>
          </table:table-cell>
          <table:table-cell/>
        </table:table-row>
        <table:table-row table:style-name="ro2">
          <table:table-cell office:value-type="string">
            <text:p>072073</text:p>
          </table:table-cell>
          <table:table-cell office:value-type="string">
            <text:p>Janika Liiv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9]+[.F9]+[.G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19</text:p>
          </table:table-cell>
          <table:table-cell office:value-type="string">
            <text:p>Romi Agar</text:p>
          </table:table-cell>
          <table:table-cell office:value-type="date" office:date-value="2008-05-19">
            <text:p>19.05.2008</text:p>
          </table:table-cell>
          <table:table-cell office:value-type="date" office:date-value="2008-05-16">
            <text:p>16.05.2008</text:p>
          </table:table-cell>
          <table:table-cell table:formula="oooc:=homework_totals" office:value-type="float" office:value="44.1666666666667">
            <text:p>44</text:p>
          </table:table-cell>
          <table:table-cell/>
          <table:table-cell office:value-type="float" office:value="10">
            <office:annotation draw:style-name="gr1" draw:text-style-name="P2" svg:width="2.892cm" svg:height="0.596cm" svg:x="16.986cm" svg:y="3.017cm" draw:caption-point-x="-16.986cm" draw:caption-point-y="-3.017cm">
              <dc:date>2008-05-26T00:00:00</dc:date>
              <text:p text:style-name="P1"><text:span text:style-name="T1">Robocode</text:span></text:p>
            </office:annotation>
            <text:p>10</text:p>
          </table:table-cell>
          <table:table-cell table:formula="oooc:=[.E10]+[.F10]+[.G10]" office:value-type="float" office:value="54.1666666666667">
            <text:p>54</text:p>
          </table:table-cell>
          <table:table-cell/>
        </table:table-row>
        <table:table-row table:style-name="ro2">
          <table:table-cell office:value-type="string">
            <text:p>970880</text:p>
          </table:table-cell>
          <table:table-cell office:value-type="string">
            <text:p>Viktor Volke</text:p>
          </table:table-cell>
          <table:table-cell table:number-columns-repeated="2" office:value-type="date" office:date-value="2008-05-19">
            <text:p>19.05.2008</text:p>
          </table:table-cell>
          <table:table-cell table:formula="oooc:=homework_totals" office:value-type="float" office:value="21">
            <text:p>21</text:p>
          </table:table-cell>
          <table:table-cell/>
          <table:table-cell office:value-type="float" office:value="10">
            <office:annotation draw:style-name="gr1" draw:text-style-name="P2" svg:width="2.892cm" svg:height="0.596cm" svg:x="16.986cm" svg:y="3.467cm" draw:caption-point-x="-16.986cm" draw:caption-point-y="-3.467cm">
              <dc:date>2008-05-26T00:00:00</dc:date>
              <text:p text:style-name="P1"><text:span text:style-name="T1">Robocode</text:span></text:p>
            </office:annotation>
            <text:p>10</text:p>
          </table:table-cell>
          <table:table-cell table:formula="oooc:=[.E11]+[.F11]+[.G11]" office:value-type="float" office:value="31">
            <text:p>31</text:p>
          </table:table-cell>
          <table:table-cell/>
        </table:table-row>
        <table:table-row table:style-name="ro2">
          <table:table-cell office:value-type="string">
            <text:p>061932</text:p>
          </table:table-cell>
          <table:table-cell office:value-type="string">
            <text:p>Fjodor Sazonov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2]+[.F12]+[.G1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50</text:p>
          </table:table-cell>
          <table:table-cell office:value-type="string">
            <text:p>Karpo Korõtko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3]+[.F13]+[.G1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281</text:p>
          </table:table-cell>
          <table:table-cell office:value-type="string">
            <text:p>Maksim Gorev</text:p>
          </table:table-cell>
          <table:table-cell office:value-type="date" office:date-value="2008-05-19">
            <text:p>19.05.2008</text:p>
          </table:table-cell>
          <table:table-cell office:value-type="date" office:date-value="2008-05-27">
            <text:p>27.05.2008</text:p>
          </table:table-cell>
          <table:table-cell table:formula="oooc:=homework_totals" office:value-type="float" office:value="30.875">
            <text:p>31</text:p>
          </table:table-cell>
          <table:table-cell table:formula="oooc:=(8+6+7+7)*5/4" office:value-type="float" office:value="35">
            <text:p>35</text:p>
          </table:table-cell>
          <table:table-cell table:formula="oooc:=5-5" office:value-type="float" office:value="0">
            <office:annotation draw:style-name="gr2" draw:text-style-name="P2" svg:width="2.892cm" svg:height="0.991cm" svg:x="16.986cm" svg:y="4.816cm" draw:caption-point-x="-16.986cm" draw:caption-point-y="-4.816cm">
              <dc:date>2008-05-27T00:00:00</dc:date>
              <text:p text:style-name="P1"><text:span text:style-name="T1">Robocode</text:span></text:p>
              <text:p text:style-name="P1"><text:span text:style-name="T1">Late homework</text:span></text:p>
            </office:annotation>
            <text:p>0</text:p>
          </table:table-cell>
          <table:table-cell table:formula="oooc:=[.E14]+[.F14]+[.G14]" office:value-type="float" office:value="65.875">
            <text:p>66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961522</text:p>
          </table:table-cell>
          <table:table-cell office:value-type="string">
            <text:p>Siim Reinaas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5]+[.F15]+[.G15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4918</text:p>
          </table:table-cell>
          <table:table-cell office:value-type="string">
            <text:p>Mart Mangus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6]+[.F16]+[.G1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701</text:p>
          </table:table-cell>
          <table:table-cell office:value-type="string">
            <text:p>Avetis Harutjunjan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7]+[.F17]+[.G1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54</text:p>
          </table:table-cell>
          <table:table-cell office:value-type="string">
            <text:p>Roman Vassiljev</text:p>
          </table:table-cell>
          <table:table-cell table:number-columns-repeated="2" office:value-type="date" office:date-value="2008-05-19">
            <text:p>19.05.2008</text:p>
          </table:table-cell>
          <table:table-cell table:formula="oooc:=homework_totals" office:value-type="float" office:value="20.25">
            <text:p>20</text:p>
          </table:table-cell>
          <table:table-cell table:number-columns-repeated="2"/>
          <table:table-cell table:formula="oooc:=[.E18]+[.F18]+[.G18]" office:value-type="float" office:value="20.25">
            <text:p>20</text:p>
          </table:table-cell>
          <table:table-cell/>
        </table:table-row>
        <table:table-row table:style-name="ro2">
          <table:table-cell office:value-type="string">
            <text:p>072107</text:p>
          </table:table-cell>
          <table:table-cell office:value-type="string">
            <text:p>Andrei Kort?ak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19]+[.F19]+[.G1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72</text:p>
          </table:table-cell>
          <table:table-cell office:value-type="string">
            <text:p>Siim Leetberg</text:p>
          </table:table-cell>
          <table:table-cell office:value-type="date" office:date-value="2008-05-19">
            <text:p>19.05.2008</text:p>
          </table:table-cell>
          <table:table-cell office:value-type="string">
            <text:p>?</text:p>
          </table:table-cell>
          <table:table-cell table:formula="oooc:=homework_totals" office:value-type="float" office:value="0">
            <text:p>0</text:p>
          </table:table-cell>
          <table:table-cell/>
          <table:table-cell office:value-type="float" office:value="-5">
            <office:annotation draw:style-name="gr1" draw:text-style-name="P2" svg:width="2.892cm" svg:height="0.596cm" svg:x="16.986cm" svg:y="7.515cm" draw:caption-point-x="-16.986cm" draw:caption-point-y="-7.515cm">
              <dc:date>2008-05-27T00:00:00</dc:date>
              <text:p text:style-name="P1"><text:span text:style-name="T1">Late homework</text:span></text:p>
            </office:annotation>
            <text:p>-5</text:p>
          </table:table-cell>
          <table:table-cell table:formula="oooc:=[.E20]+[.F20]+[.G20]" office:value-type="float" office:value="-5">
            <text:p>-5</text:p>
          </table:table-cell>
          <table:table-cell/>
        </table:table-row>
        <table:table-row table:style-name="ro2">
          <table:table-cell office:value-type="string">
            <text:p>030520</text:p>
          </table:table-cell>
          <table:table-cell office:value-type="string">
            <text:p>Jekaterina Burlakov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1]+[.F21]+[.G2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544</text:p>
          </table:table-cell>
          <table:table-cell office:value-type="string">
            <text:p>Julija Kondratjeva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2]+[.F22]+[.G2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10588</text:p>
          </table:table-cell>
          <table:table-cell office:value-type="string">
            <text:p>Vjatseslav Rosin</text:p>
          </table:table-cell>
          <table:table-cell office:value-type="date" office:date-value="2008-05-19">
            <text:p>19.05.2008</text:p>
          </table:table-cell>
          <table:table-cell office:value-type="date" office:date-value="2008-05-27">
            <text:p>27.05.2008</text:p>
          </table:table-cell>
          <table:table-cell table:formula="oooc:=homework_totals" office:value-type="float" office:value="39.5833333333333">
            <text:p>40</text:p>
          </table:table-cell>
          <table:table-cell/>
          <table:table-cell office:value-type="float" office:value="-5">
            <office:annotation draw:style-name="gr1" draw:text-style-name="P2" svg:width="2.893cm" svg:height="0.596cm" svg:x="16.986cm" svg:y="8.865cm" draw:caption-point-x="-16.986cm" draw:caption-point-y="-8.865cm">
              <dc:date>2008-05-28T00:00:00</dc:date>
              <text:p text:style-name="P1"><text:span text:style-name="T1">Late homework</text:span></text:p>
            </office:annotation>
            <text:p>-5</text:p>
          </table:table-cell>
          <table:table-cell table:formula="oooc:=[.E23]+[.F23]+[.G23]" office:value-type="float" office:value="34.5833333333333">
            <text:p>35</text:p>
          </table:table-cell>
          <table:table-cell/>
        </table:table-row>
        <table:table-row table:style-name="ro2">
          <table:table-cell office:value-type="string">
            <text:p>030604</text:p>
          </table:table-cell>
          <table:table-cell office:value-type="string">
            <text:p>Aleksandr Ivanov</text:p>
          </table:table-cell>
          <table:table-cell office:value-type="date" office:date-value="2008-05-19">
            <text:p>19.05.2008</text:p>
          </table:table-cell>
          <table:table-cell office:value-type="date" office:date-value="2008-05-16">
            <text:p>16.05.2008</text:p>
          </table:table-cell>
          <table:table-cell table:formula="oooc:=homework_totals" office:value-type="float" office:value="34.8333333333333">
            <text:p>35</text:p>
          </table:table-cell>
          <table:table-cell table:formula="oooc:=(7+7+6+8)*5/4" office:value-type="float" office:value="35">
            <text:p>35</text:p>
          </table:table-cell>
          <table:table-cell/>
          <table:table-cell table:formula="oooc:=[.E24]+[.F24]+[.G24]" office:value-type="float" office:value="69.8333333333333">
            <text:p>7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011861</text:p>
          </table:table-cell>
          <table:table-cell office:value-type="string">
            <text:p>Jaak Karjane</text:p>
          </table:table-cell>
          <table:table-cell office:value-type="date" office:date-value="2008-05-19">
            <text:p>19.05.2008</text:p>
          </table:table-cell>
          <table:table-cell office:value-type="date" office:date-value="2008-05-17">
            <text:p>17.05.2008</text:p>
          </table:table-cell>
          <table:table-cell table:formula="oooc:=homework_totals" office:value-type="float" office:value="17.5">
            <text:p>18</text:p>
          </table:table-cell>
          <table:table-cell table:formula="oooc:=3+5+5+0+0" office:value-type="float" office:value="13">
            <text:p>13</text:p>
          </table:table-cell>
          <table:table-cell/>
          <table:table-cell table:formula="oooc:=[.E25]+[.F25]+[.G25]" office:value-type="float" office:value="30.5">
            <text:p>31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654321</text:p>
          </table:table-cell>
          <table:table-cell office:value-type="string">
            <text:p>Karl Bogdanov</text:p>
          </table:table-cell>
          <table:table-cell office:value-type="date" office:date-value="2008-05-19">
            <text:p>19.05.2008</text:p>
          </table:table-cell>
          <table:table-cell/>
          <table:table-cell table:formula="oooc:=homework_totals" office:value-type="float" office:value="0">
            <text:p>0</text:p>
          </table:table-cell>
          <table:table-cell table:number-columns-repeated="2"/>
          <table:table-cell table:formula="oooc:=[.E26]+[.F26]+[.G26]" office:value-type="float" office:value="0">
            <text:p>0</text:p>
          </table:table-cell>
          <table:table-cell/>
        </table:table-row>
        <table:table-row table:style-name="ro2">
          <table:table-cell/>
          <table:table-cell table:style-name="ce3"/>
          <table:table-cell table:number-columns-repeated="7"/>
        </table:table-row>
        <table:table-row table:style-name="ro2" table:number-rows-repeated="4">
          <table:table-cell table:style-name="ce2"/>
          <table:table-cell table:style-name="ce3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4">
          <table:table-cell/>
          <table:table-cell table:style-name="ce3"/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 table:number-rows-repeated="5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6"/>
        <table:table-column table:style-name="co3" table:number-columns-repeated="3" table:default-cell-style-name="Default"/>
        <table:table-row table:style-name="ro3">
          <table:table-cell table:style-name="ce4" office:value-type="string">
            <text:p>Cod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ask complete %</text:p>
          </table:table-cell>
          <table:table-cell table:style-name="ce4" office:value-type="string">
            <text:p>Model</text:p>
          </table:table-cell>
          <table:table-cell table:style-name="ce4" office:value-type="string">
            <text:p>Design</text:p>
          </table:table-cell>
          <table:table-cell table:style-name="ce4" office:value-type="string">
            <text:p>Java API &amp; language</text:p>
          </table:table-cell>
          <table:table-cell table:style-name="ce4" office:value-type="string">
            <text:p>Error handling</text:p>
          </table:table-cell>
          <table:table-cell table:style-name="ce4" office:value-type="string">
            <text:p>Docs &amp; readability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otal</text:p>
          </table:table-cell>
          <table:table-cell table:style-name="ce8" table:number-columns-repeated="3"/>
        </table:table-row>
        <table:table-row table:style-name="ro2">
          <table:table-cell table:formula="oooc:=codes" office:value-type="string" office:string-value="980814">
            <text:p>980814</text:p>
          </table:table-cell>
          <table:table-cell table:formula="oooc:=names" office:value-type="string" office:string-value="Allan Berg">
            <text:p>Allan Berg</text:p>
          </table:table-cell>
          <table:table-cell office:value-type="percentage" office:value="1">
            <office:annotation draw:style-name="gr3" draw:text-style-name="P2" svg:width="4.196cm" svg:height="1.781cm" svg:x="7.861cm" svg:y="1.484cm" draw:caption-point-x="-7.861cm" draw:caption-point-y="-1.484cm">
              <dc:date>2008-05-20T00:00:00</dc:date>
              <text:p text:style-name="P1"><text:span text:style-name="T1">Shared places are not displayed correctly</text:span></text:p>
              <text:p text:style-name="P1"><text:span text:style-name="T1">Additional quotes in CSV break the parser</text:span></text:p>
            </office:annotation>
            <text:p>100%</text:p>
          </table:table-cell>
          <table:table-cell office:value-type="float" office:value="6">
            <office:annotation draw:style-name="gr12" draw:text-style-name="P2" svg:width="3.146cm" svg:height="3.246cm" svg:x="10.035cm" svg:y="0.597cm" draw:caption-point-x="-10.035cm" draw:caption-point-y="-0.597cm">
              <dc:date>2008-05-20T00:00:00</dc:date>
              <text:p text:style-name="P1"><text:span text:style-name="T1">Athlete deals with parsing and DB</text:span></text:p>
            </office:annotation>
            <text:p>6</text:p>
          </table:table-cell>
          <table:table-cell office:value-type="float" office:value="6">
            <office:annotation draw:style-name="gr19" draw:text-style-name="P2" svg:width="7.374cm" svg:height="1.007cm" svg:x="12.683cm" svg:y="0.928cm" draw:caption-point-x="-12.683cm" draw:caption-point-y="-0.928cm">
              <dc:date>2008-05-20T00:00:00</dc:date>
              <text:p text:style-name="P1"><text:span text:style-name="T1">Program not easily extensible, lots of if-elses instead of interfaces/implementations</text:span></text:p>
            </office:annotation>
            <text:p>6</text:p>
          </table:table-cell>
          <table:table-cell office:value-type="float" office:value="7">
            <office:annotation draw:style-name="gr8" draw:text-style-name="P2" svg:width="9.743cm" svg:height="1.781cm" svg:x="14.913cm" svg:y="1.007cm" draw:caption-point-x="-14.913cm" draw:caption-point-y="-1.007cm">
              <dc:date>2008-05-20T00:00:00</dc:date>
              <text:p text:style-name="P1"><text:span text:style-name="T1">matches() instead of equals()</text:span></text:p>
              <text:p text:style-name="P1"><text:span text:style-name="T1">DecathlonEvent's key duplicates name(), much of the code is reduntant</text:span></text:p>
              <text:p text:style-name="P1"><text:span text:style-name="T1">unnecessary boxing/unboxing</text:span></text:p>
            </office:annotation>
            <text:p>7</text:p>
          </table:table-cell>
          <table:table-cell office:value-type="float" office:value="9">
            <office:annotation draw:style-name="gr29" draw:text-style-name="P2" svg:width="2.924cm" svg:height="1.386cm" svg:x="17.031cm" svg:y="0.597cm" draw:caption-point-x="-17.031cm" draw:caption-point-y="-0.597cm">
              <dc:date>2008-05-20T00:00:00</dc:date>
              <text:p text:style-name="P1"><text:span text:style-name="T1">Connection closing depends on NPE</text:span></text:p>
            </office:annotation>
            <text:p>9</text:p>
          </table:table-cell>
          <table:table-cell office:value-type="float" office:value="10">
            <text:p>10</text:p>
          </table:table-cell>
          <table:table-cell office:value-type="float" office:value="9">
            <office:annotation draw:style-name="gr32" draw:text-style-name="P2" svg:width="4.252cm" svg:height="2.571cm" svg:x="21.519cm" svg:y="1.06cm" draw:caption-point-x="-21.519cm" draw:caption-point-y="-1.06cm">
              <dc:date>2008-05-20T00:00:00</dc:date>
              <text:p text:style-name="P1"><text:span text:style-name="T1">No clear units</text:span></text:p>
              <text:p text:style-name="P1"><text:span text:style-name="T1">Exceptions must be thrown out of test method – this would reduce amount of code considerably</text:span></text:p>
            </office:annotation>
            <text:p>9</text:p>
          </table:table-cell>
          <table:table-cell table:formula="oooc:=SUM([.D2:.I2])*5/6*[.C2]" office:value-type="float" office:value="39.1666666666667">
            <text:p>39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01370">
            <text:p>001370</text:p>
          </table:table-cell>
          <table:table-cell table:formula="oooc:=names" office:value-type="string" office:string-value="Maksim Tamleht">
            <text:p>Maksim Tamleht</text:p>
          </table:table-cell>
          <table:table-cell office:value-type="percentage" office:value="1">
            <office:annotation draw:style-name="gr4" draw:text-style-name="P2" svg:width="6.431cm" svg:height="2.632cm" svg:x="8.363cm" svg:y="0.992cm" draw:caption-point-x="-8.363cm" draw:caption-point-y="-0.992cm">
              <dc:date>2008-05-26T00:00:00</dc:date>
              <text:p text:style-name="P1"><text:span text:style-name="T1">DecathlonCalculator is not runnable</text:span></text:p>
              <text:p text:style-name="P1"><text:span text:style-name="T1">Shared places not displayed correctly</text:span></text:p>
              <text:p text:style-name="P1"><text:span text:style-name="T1">Error 0008! Major error! - is not user-friendly</text:span></text:p>
            </office:annotation>
            <text:p>100%</text:p>
          </table:table-cell>
          <table:table-cell office:value-type="float" office:value="9">
            <office:annotation draw:style-name="gr13" draw:text-style-name="P2" svg:width="4.759cm" svg:height="1.338cm" svg:x="10.314cm" svg:y="0.597cm" draw:caption-point-x="-10.314cm" draw:caption-point-y="-0.597cm">
              <dc:date>2008-05-26T00:00:00</dc:date>
              <text:p text:style-name="P1"><text:span text:style-name="T1">Lots of duplication in DecathlonResults</text:span></text:p>
            </office:annotation>
            <text:p>9</text:p>
          </table:table-cell>
          <table:table-cell office:value-type="float" office:value="8">
            <office:annotation draw:style-name="gr20" draw:text-style-name="P2" svg:width="4.871cm" svg:height="1.21cm" svg:x="12.516cm" svg:y="1.387cm" draw:caption-point-x="-12.516cm" draw:caption-point-y="-1.387cm">
              <dc:date>2008-05-26T00:00:00</dc:date>
              <text:p text:style-name="P1"><text:span text:style-name="T1">Duplication</text:span></text:p>
              <text:p text:style-name="P1"><text:span text:style-name="T1">But IO clearly separated</text:span></text:p>
            </office:annotation>
            <text:p>8</text:p>
          </table:table-cell>
          <table:table-cell office:value-type="float" office:value="9">
            <office:annotation draw:style-name="gr26" draw:text-style-name="P2" svg:width="6.515cm" svg:height="2.385cm" svg:x="14.3cm" svg:y="1.14cm" draw:caption-point-x="-14.3cm" draw:caption-point-y="-1.14cm">
              <dc:date>2008-05-26T00:00:00</dc:date>
              <text:p text:style-name="P1"><text:span text:style-name="T1">Strange compareTo implementation</text:span></text:p>
              <text:p text:style-name="P1"><text:span text:style-name="T1">compareTo() == 0 instead of equals()</text:span></text:p>
            </office:annotation>
            <text:p>9</text:p>
          </table:table-cell>
          <table:table-cell office:value-type="float" office:value="7">
            <office:annotation draw:style-name="gr30" draw:text-style-name="P2" svg:width="5.345cm" svg:height="1.762cm" svg:x="17.533cm" svg:y="0.597cm" draw:caption-point-x="-17.533cm" draw:caption-point-y="-0.597cm">
              <dc:date>2008-05-26T00:00:00</dc:date>
              <text:p text:style-name="P1"><text:span text:style-name="T1">Closing of JDBC objects will be cancelled once one of them fails</text:span></text:p>
              <text:p text:style-name="P1"><text:span text:style-name="T1">System.exit is a very bad idea</text:span></text:p>
            </office:annotation>
            <text:p>7</text:p>
          </table:table-cell>
          <table:table-cell office:value-type="float" office:value="6">
            <office:annotation draw:style-name="gr30" draw:text-style-name="P2" svg:width="5.289cm" svg:height="1.762cm" svg:x="19.178cm" svg:y="0.597cm" draw:caption-point-x="-19.178cm" draw:caption-point-y="-0.597cm">
              <dc:date>2008-05-26T00:00:00</dc:date>
              <text:p text:style-name="P1"><text:span text:style-name="T1">Commented-out code</text:span></text:p>
              <text:p text:style-name="P1"><text:span text:style-name="T1">Unreadable ERROR_XXXX constants</text:span></text:p>
            </office:annotation>
            <text:p>6</text:p>
          </table:table-cell>
          <table:table-cell office:value-type="float" office:value="7">
            <office:annotation draw:style-name="gr33" draw:text-style-name="P2" svg:width="6.041cm" svg:height="3.352cm" svg:x="21.185cm" svg:y="0.597cm" draw:caption-point-x="-21.185cm" draw:caption-point-y="-0.597cm">
              <dc:date>2008-05-26T00:00:00</dc:date>
              <text:p text:style-name="P1"><text:span text:style-name="T1">Many commented-out tests</text:span></text:p>
              <text:p text:style-name="P1"><text:span text:style-name="T1">DB part untested</text:span></text:p>
              <text:p text:style-name="P1"><text:span text:style-name="T1">Much other functionality untested</text:span></text:p>
            </office:annotation>
            <text:p>7</text:p>
          </table:table-cell>
          <table:table-cell table:formula="oooc:=SUM([.D3:.I3])*5/6*[.C3]" office:value-type="float" office:value="38.3333333333333">
            <text:p>38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65764">
            <text:p>065764</text:p>
          </table:table-cell>
          <table:table-cell table:formula="oooc:=names" office:value-type="string" office:string-value="Jaroslav Kalistsuk">
            <text:p>Jaroslav Kalistsuk</text:p>
          </table:table-cell>
          <table:table-cell/>
          <table:table-cell table:number-columns-repeated="6"/>
          <table:table-cell table:formula="oooc:=SUM([.D4:.I4])*5/6*[.C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33">
            <text:p>030633</text:p>
          </table:table-cell>
          <table:table-cell table:formula="oooc:=names" office:value-type="string" office:string-value="Tarmo Ojala">
            <text:p>Tarmo Ojala</text:p>
          </table:table-cell>
          <table:table-cell office:value-type="percentage" office:value="1">
            <office:annotation draw:style-name="gr5" draw:text-style-name="P2" svg:width="4.419cm" svg:height="3.756cm" svg:x="8.641cm" svg:y="1.311cm" draw:caption-point-x="-8.641cm" draw:caption-point-y="-1.311cm">
              <dc:date>2008-05-21T00:00:00</dc:date>
              <text:p text:style-name="P1"><text:span text:style-name="T1">Places are not displayed in console out</text:span></text:p>
              <text:p text:style-name="P1"><text:span text:style-name="T1">Shared places are not output correctly (e.g. 2-3)</text:span></text:p>
              <text:p text:style-name="P1"><text:span text:style-name="T1">Broken assumption about I/O file locations in classpath – program is not ready for deployment</text:span></text:p>
              <text:p text:style-name="P2"><text:span text:style-name="T1"/></text:p>
            </office:annotation>
            <text:p>100%</text:p>
          </table:table-cell>
          <table:table-cell office:value-type="float" office:value="8">
            <office:annotation draw:style-name="gr14" draw:text-style-name="P2" svg:width="4.168cm" svg:height="2.176cm" svg:x="10.258cm" svg:y="1.311cm" draw:caption-point-x="-10.258cm" draw:caption-point-y="-1.311cm">
              <dc:date>2008-05-21T00:00:00</dc:date>
              <text:p text:style-name="P1"><text:span text:style-name="T1">A little overengineered</text:span></text:p>
              <text:p text:style-name="P1"><text:span text:style-name="T1">Strange tricks in the Event enum</text:span></text:p>
              <text:p text:style-name="P1"><text:span text:style-name="T1">Duplicated model for Hibernate</text:span></text:p>
            </office:annotation>
            <text:p>8</text:p>
          </table:table-cell>
          <table:table-cell office:value-type="float" office:value="8">
            <office:annotation draw:style-name="gr1" draw:text-style-name="P2" svg:width="2.886cm" svg:height="2.176cm" svg:x="12.553cm" svg:y="0.715cm" draw:caption-point-x="-12.553cm" draw:caption-point-y="-0.715cm">
              <dc:date>2008-05-21T00:00:00</dc:date>
              <text:p text:style-name="P1"><text:span text:style-name="T1">+XSL used for all outputs</text:span></text:p>
              <text:p text:style-name="P1"><text:span text:style-name="T1">+IO classes clearly separated</text:span></text:p>
            </office:annotation>
            <text:p>8</text:p>
          </table:table-cell>
          <table:table-cell office:value-type="float" office:value="9">
            <office:annotation draw:style-name="gr27" draw:text-style-name="P2" svg:width="7.671cm" svg:height="2.002cm" svg:x="14.811cm" svg:y="0.715cm" draw:caption-point-x="-14.811cm" draw:caption-point-y="-0.715cm">
              <dc:date>2008-05-21T00:00:00</dc:date>
              <text:p text:style-name="P1"><text:span text:style-name="T1">Map.Entry not used for iteration</text:span></text:p>
              <text:p text:style-name="P1"><text:span text:style-name="T1">Wrong assumptions about files in classpath</text:span></text:p>
              <text:p text:style-name="P1"><text:span text:style-name="T1">XSL output serializes &amp; parses XML again</text:span></text:p>
            </office:annotation>
            <text:p>9</text:p>
          </table:table-cell>
          <table:table-cell office:value-type="float" office:value="9">
            <office:annotation draw:style-name="gr31" draw:text-style-name="P2" svg:width="4.576cm" svg:height="1.386cm" svg:x="19.968cm" svg:y="1.311cm" draw:caption-point-x="-19.968cm" draw:caption-point-y="-1.311cm">
              <dc:date>2008-05-21T00:00:00</dc:date>
              <text:p text:style-name="P1"><text:span text:style-name="T1">IOException overuse</text:span></text:p>
              <text:p text:style-name="P1"><text:span text:style-name="T1">Causes are lost in most cases</text:span></text:p>
            </office:annotation>
            <text:p>9</text:p>
          </table:table-cell>
          <table:table-cell office:value-type="float" office:value="9">
            <office:annotation draw:style-name="gr1" draw:text-style-name="P2" svg:width="6.109cm" svg:height="1.781cm" svg:x="19.327cm" svg:y="0.715cm" draw:caption-point-x="-19.327cm" draw:caption-point-y="-0.715cm">
              <dc:date>2008-05-21T00:00:00</dc:date>
              <text:p text:style-name="P1"><text:span text:style-name="T1">Code readable, but docs imprecise, not all publics are documented, somewhat strange setParameters(...) methods</text:span></text:p>
            </office:annotation>
            <text:p>9</text:p>
          </table:table-cell>
          <table:table-cell office:value-type="float" office:value="10">
            <text:p>10</text:p>
          </table:table-cell>
          <table:table-cell table:formula="oooc:=SUM([.D5:.I5])*5/6*[.C5]" office:value-type="float" office:value="44.1666666666667">
            <text:p>44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11">
            <text:p>030611</text:p>
          </table:table-cell>
          <table:table-cell table:formula="oooc:=names" office:value-type="string" office:string-value="Jekaterina Gavrilova">
            <text:p>Jekaterina Gavrilova</text:p>
          </table:table-cell>
          <table:table-cell/>
          <table:table-cell table:number-columns-repeated="6"/>
          <table:table-cell table:formula="oooc:=SUM([.D6:.I6])*5/6*[.C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40771">
            <text:p>040771</text:p>
          </table:table-cell>
          <table:table-cell table:formula="oooc:=names" office:value-type="string" office:string-value="Raido Pahtma">
            <text:p>Raido Pahtma</text:p>
          </table:table-cell>
          <table:table-cell/>
          <table:table-cell table:number-columns-repeated="6"/>
          <table:table-cell table:formula="oooc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29">
            <text:p>030629</text:p>
          </table:table-cell>
          <table:table-cell table:formula="oooc:=names" office:value-type="string" office:string-value="Anton Tshepurov">
            <text:p>Anton Tshepurov</text:p>
          </table:table-cell>
          <table:table-cell office:value-type="percentage" office:value="0.95">
            <office:annotation draw:style-name="gr1" draw:text-style-name="P2" svg:width="2.899cm" svg:height="1.781cm" svg:x="8.036cm" svg:y="2.064cm" draw:caption-point-x="-8.036cm" draw:caption-point-y="-2.064cm">
              <dc:date>2008-06-03T00:00:00</dc:date>
              <text:p text:style-name="P2">Bug: -console as output doesn't work (-conole did)</text:p>
            </office:annotation>
            <text:p>95%</text:p>
          </table:table-cell>
          <table:table-cell office:value-type="float" office:value="10">
            <office:annotation draw:style-name="gr15" draw:text-style-name="P2" svg:width="2.899cm" svg:height="2.966cm" svg:x="10.295cm" svg:y="2.064cm" draw:caption-point-x="-10.295cm" draw:caption-point-y="-2.064cm">
              <dc:date>2008-06-03T00:00:00</dc:date>
              <text:p text:style-name="P2">Athlete and OrderedAthlete distinction</text:p>
              <text:p text:style-name="P2">Why does Athlete need a Locale?</text:p>
              <text:p text:style-name="P2"/>
            </office:annotation>
            <text:p>10</text:p>
          </table:table-cell>
          <table:table-cell office:value-type="float" office:value="8">
            <office:annotation draw:style-name="gr8" draw:text-style-name="P2" svg:width="5.565cm" svg:height="2.966cm" svg:x="12.553cm" svg:y="2.064cm" draw:caption-point-x="-12.553cm" draw:caption-point-y="-2.064cm">
              <dc:date>2008-06-03T00:00:00</dc:date>
              <text:p text:style-name="P2">Overuse of constants</text:p>
              <text:p text:style-name="P2">Arguments are not generic enough, complexity is not justified</text:p>
              <text:p text:style-name="P2">Not very easy to add new IO methods</text:p>
              <text:p text:style-name="P2">Stream abstraction should be encapsulated</text:p>
            </office:annotation>
            <text:p>8</text:p>
          </table:table-cell>
          <table:table-cell office:value-type="float" office:value="8">
            <office:annotation draw:style-name="gr17" draw:text-style-name="P2" svg:width="6.151cm" svg:height="1.781cm" svg:x="14.811cm" svg:y="2.064cm" draw:caption-point-x="-14.811cm" draw:caption-point-y="-2.064cm">
              <dc:date>2008-06-03T00:00:00</dc:date>
              <text:p text:style-name="P2">Strange usage of system properties for passing of arguments</text:p>
              <text:p text:style-name="P2">BigDecimal is an overkill for physical values</text:p>
            </office:annotation>
            <text:p>8</text:p>
          </table:table-cell>
          <table:table-cell office:value-type="float" office:value="7">
            <office:annotation draw:style-name="gr2" draw:text-style-name="P2" svg:width="4.255cm" svg:height="2.176cm" svg:x="17.069cm" svg:y="2.064cm" draw:caption-point-x="-17.069cm" draw:caption-point-y="-2.064cm">
              <dc:date>2008-06-03T00:00:00</dc:date>
              <text:p text:style-name="P2">LoggingException?</text:p>
              <text:p text:style-name="P2">All exceptions are just transformed to LoggingExceptions, original stack trace is lost</text:p>
            </office:annotation>
            <text:p>7</text:p>
          </table:table-cell>
          <table:table-cell office:value-type="float" office:value="8">
            <office:annotation draw:style-name="gr1" draw:text-style-name="P2" svg:width="2.899cm" svg:height="2.571cm" svg:x="19.327cm" svg:y="2.064cm" draw:caption-point-x="-19.327cm" draw:caption-point-y="-2.064cm">
              <dc:date>2008-06-03T00:00:00</dc:date>
              <text:p text:style-name="P2">Good docs,</text:p>
              <text:p text:style-name="P2">but the code is clearly overengineered, reducing readability</text:p>
            </office:annotation>
            <text:p>8</text:p>
          </table:table-cell>
          <table:table-cell office:value-type="float" office:value="10">
            <text:p>10</text:p>
          </table:table-cell>
          <table:table-cell table:formula="oooc:=SUM([.D8:.I8])*5/6*[.C8]" office:value-type="float" office:value="40.375">
            <text:p>4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073">
            <text:p>072073</text:p>
          </table:table-cell>
          <table:table-cell table:formula="oooc:=names" office:value-type="string" office:string-value="Janika Liiv">
            <text:p>Janika Liiv</text:p>
          </table:table-cell>
          <table:table-cell/>
          <table:table-cell table:number-columns-repeated="6"/>
          <table:table-cell table:formula="oooc:=SUM([.D9:.I9])*5/6*[.C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40719">
            <text:p>040719</text:p>
          </table:table-cell>
          <table:table-cell table:formula="oooc:=names" office:value-type="string" office:string-value="Romi Agar">
            <text:p>Romi Agar</text:p>
          </table:table-cell>
          <table:table-cell office:value-type="percentage" office:value="1">
            <office:annotation draw:style-name="gr6" draw:text-style-name="P2" svg:width="5.036cm" svg:height="2.571cm" svg:x="8.036cm" svg:y="2.964cm" draw:caption-point-x="-8.036cm" draw:caption-point-y="-2.964cm">
              <dc:date>2008-06-02T00:00:00</dc:date>
              <text:p text:style-name="P1"><text:span text:style-name="T1">No DecathlonCalculator class</text:span></text:p>
              <text:p text:style-name="P1"><text:span text:style-name="T1">Extra spaces break csv loading</text:span></text:p>
              <text:p text:style-name="P1"><text:span text:style-name="T1">System.err should be used for errors</text:span></text:p>
              <text:p text:style-name="P1"><text:span text:style-name="T1">No db.properties</text:span></text:p>
            </office:annotation>
            <text:p>100%</text:p>
          </table:table-cell>
          <table:table-cell office:value-type="float" office:value="10">
            <office:annotation draw:style-name="gr1" draw:text-style-name="P2" svg:width="2.898cm" svg:height="0.991cm" svg:x="10.295cm" svg:y="2.964cm" draw:caption-point-x="-10.295cm" draw:caption-point-y="-2.964cm">
              <dc:date>2008-06-02T00:00:00</dc:date>
              <text:p text:style-name="P1"><text:span text:style-name="T1">OutputMethod is not very nice</text:span></text:p>
            </office:annotation>
            <text:p>10</text:p>
          </table:table-cell>
          <table:table-cell office:value-type="float" office:value="8">
            <office:annotation draw:style-name="gr21" draw:text-style-name="P2" svg:width="4.895cm" svg:height="2.175cm" svg:x="12.553cm" svg:y="2.964cm" draw:caption-point-x="-12.553cm" draw:caption-point-y="-2.964cm">
              <dc:date>2008-06-02T00:00:00</dc:date>
              <text:p text:style-name="P1"><text:span text:style-name="T1">Command-line parsing has lots of duplication, hard to add new IO methods</text:span></text:p>
              <text:p text:style-name="P1"><text:span text:style-name="T1">Place calculation is not in a single place</text:span></text:p>
            </office:annotation>
            <text:p>8</text:p>
          </table:table-cell>
          <table:table-cell office:value-type="float" office:value="9">
            <office:annotation draw:style-name="gr16" draw:text-style-name="P2" svg:width="6.317cm" svg:height="2.176cm" svg:x="14.811cm" svg:y="2.964cm" draw:caption-point-x="-14.811cm" draw:caption-point-y="-2.964cm">
              <dc:date>2008-06-02T00:00:00</dc:date>
              <text:p text:style-name="P1"><text:span text:style-name="T1">Own program.debug property instead of Logger configuration</text:span></text:p>
              <text:p text:style-name="P1"><text:span text:style-name="T1">Logger with simple name is not a good idea</text:span></text:p>
              <text:p text:style-name="P1"><text:span text:style-name="T1">System.exit is not a good idea</text:span></text:p>
            </office:annotation>
            <text:p>9</text:p>
          </table:table-cell>
          <table:table-cell office:value-type="float" office:value="9">
            <office:annotation draw:style-name="gr1" draw:text-style-name="P2" svg:width="2.898cm" svg:height="0.991cm" svg:x="17.069cm" svg:y="2.964cm" draw:caption-point-x="-17.069cm" draw:caption-point-y="-2.964cm">
              <dc:date>2008-06-02T00:00:00</dc:date>
              <text:p text:style-name="P1"><text:span text:style-name="T1">Strange manual logging</text:span></text:p>
            </office:annotation>
            <text:p>9</text:p>
          </table:table-cell>
          <table:table-cell office:value-type="float" office:value="8">
            <office:annotation draw:style-name="gr1" draw:text-style-name="P2" svg:width="2.898cm" svg:height="1.386cm" svg:x="19.327cm" svg:y="2.964cm" draw:caption-point-x="-19.327cm" draw:caption-point-y="-2.964cm">
              <dc:date>2008-06-02T00:00:00</dc:date>
              <text:p text:style-name="P1"><text:span text:style-name="T1">Some io code is not easily readable</text:span></text:p>
            </office:annotation>
            <text:p>8</text:p>
          </table:table-cell>
          <table:table-cell office:value-type="float" office:value="9">
            <office:annotation draw:style-name="gr8" draw:text-style-name="P2" svg:width="2.898cm" svg:height="2.176cm" svg:x="21.585cm" svg:y="2.964cm" draw:caption-point-x="-21.585cm" draw:caption-point-y="-2.964cm">
              <dc:date>2008-06-02T00:00:00</dc:date>
              <text:p text:style-name="P1"><text:span text:style-name="T1">Tests don't shutdown the hsqldb</text:span></text:p>
              <text:p text:style-name="P1"><text:span text:style-name="T1">main operation is not tested</text:span></text:p>
            </office:annotation>
            <text:p>9</text:p>
          </table:table-cell>
          <table:table-cell table:formula="oooc:=SUM([.D10:.I10])*5/6*[.C10]" office:value-type="float" office:value="44.1666666666667">
            <text:p>44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70880">
            <text:p>970880</text:p>
          </table:table-cell>
          <table:table-cell table:formula="oooc:=names" office:value-type="string" office:string-value="Viktor Volke">
            <text:p>Viktor Volke</text:p>
          </table:table-cell>
          <table:table-cell office:value-type="percentage" office:value="0.9">
            <office:annotation draw:style-name="gr7" draw:text-style-name="P2" svg:width="7.602cm" svg:height="4.272cm" svg:x="8.036cm" svg:y="3.414cm" draw:caption-point-x="-8.036cm" draw:caption-point-y="-3.414cm">
              <dc:date>2008-06-03T00:00:00</dc:date>
              <text:p text:style-name="P2">Wrong scores</text:p>
              <text:p text:style-name="P2">Shared places should be displayed as a range, not an enumeration</text:p>
              <text:p text:style-name="P2">db.properties not found by default – program crashes</text:p>
              <text:p text:style-name="P2">CSV output on console is not quite user-friendly</text:p>
              <text:p text:style-name="P2">HTML output doesn't work – xsl file not found by default</text:p>
              <text:p text:style-name="P2">Had to fix the code myself in order to get it to work</text:p>
              <text:p text:style-name="P2"/>
              <text:p text:style-name="P2"/>
            </office:annotation>
            <text:p>90%</text:p>
          </table:table-cell>
          <table:table-cell office:value-type="float" office:value="7">
            <office:annotation draw:style-name="gr16" draw:text-style-name="P2" svg:width="4.98cm" svg:height="2.966cm" svg:x="10.295cm" svg:y="3.414cm" draw:caption-point-x="-10.295cm" draw:caption-point-y="-3.414cm">
              <dc:date>2008-06-03T00:00:00</dc:date>
              <text:p text:style-name="P2">Names not particularly correct:</text:p>
              <text:p text:style-name="P2">Decathlon == Athlete</text:p>
              <text:p text:style-name="P2">ps == results</text:p>
              <text:p text:style-name="P2">CSV parsing/formatting is hardcoded directly into the model</text:p>
            </office:annotation>
            <text:p>7</text:p>
          </table:table-cell>
          <table:table-cell office:value-type="float" office:value="5">
            <office:annotation draw:style-name="gr22" draw:text-style-name="P2" svg:width="2.899cm" svg:height="4.151cm" svg:x="12.553cm" svg:y="3.414cm" draw:caption-point-x="-12.553cm" draw:caption-point-y="-3.414cm">
              <dc:date>2008-06-03T00:00:00</dc:date>
              <text:p text:style-name="P2">Static overuse</text:p>
              <text:p text:style-name="P2">Not OOP – more a 'struct'-based design</text:p>
              <text:p text:style-name="P2">Monster main method</text:p>
              <text:p text:style-name="P2">Adding new IO methods will need lots of not isolated changes</text:p>
            </office:annotation>
            <text:p>5</text:p>
          </table:table-cell>
          <table:table-cell office:value-type="float" office:value="6">
            <office:annotation draw:style-name="gr16" draw:text-style-name="P2" svg:width="7.238cm" svg:height="2.571cm" svg:x="14.811cm" svg:y="3.414cm" draw:caption-point-x="-14.811cm" draw:caption-point-y="-3.414cm">
              <dc:date>2008-06-03T00:00:00</dc:date>
              <text:p text:style-name="P2">ResultFactors should be an enum</text:p>
              <text:p text:style-name="P2">Locales hardcoded</text:p>
              <text:p text:style-name="P2">Own Table instead of a Map</text:p>
              <text:p text:style-name="P2">Ineffective collection usage</text:p>
              <text:p text:style-name="P2">Attempts to create own language structures instead of writing clean code</text:p>
            </office:annotation>
            <text:p>6</text:p>
          </table:table-cell>
          <table:table-cell office:value-type="float" office:value="5">
            <office:annotation draw:style-name="gr16" draw:text-style-name="P2" svg:width="2.899cm" svg:height="2.571cm" svg:x="17.069cm" svg:y="3.414cm" draw:caption-point-x="-17.069cm" draw:caption-point-y="-3.414cm">
              <dc:date>2008-06-03T00:00:00</dc:date>
              <text:p text:style-name="P2">Empty catch blocks resulting in unexpected behavior</text:p>
              <text:p text:style-name="P2">Throws Exception</text:p>
            </office:annotation>
            <text:p>5</text:p>
          </table:table-cell>
          <table:table-cell office:value-type="float" office:value="5">
            <office:annotation draw:style-name="gr6" draw:text-style-name="P2" svg:width="7.181cm" svg:height="2.571cm" svg:x="19.327cm" svg:y="3.414cm" draw:caption-point-x="-19.327cm" draw:caption-point-y="-3.414cm">
              <dc:date>2008-06-03T00:00:00</dc:date>
              <text:p text:style-name="P2">Single file madness – this is not how Java code is supposed to be written</text:p>
              <text:p text:style-name="P2">Short or a bit misleading names</text:p>
              <text:p text:style-name="P2">Wrong code formatting</text:p>
              <text:p text:style-name="P2">Commented-out code in many places</text:p>
              <text:p text:style-name="P2">Hard to read</text:p>
            </office:annotation>
            <text:p>5</text:p>
          </table:table-cell>
          <table:table-cell office:value-type="float" office:value="0">
            <office:annotation draw:style-name="gr1" draw:text-style-name="P2" svg:width="2.899cm" svg:height="1.386cm" svg:x="21.585cm" svg:y="3.414cm" draw:caption-point-x="-21.585cm" draw:caption-point-y="-3.414cm">
              <dc:date>2008-06-03T00:00:00</dc:date>
              <text:p text:style-name="P2">Of course, such a madness is too difficult to test</text:p>
            </office:annotation>
            <text:p>0</text:p>
          </table:table-cell>
          <table:table-cell table:formula="oooc:=SUM([.D11:.I11])*5/6*[.C11]" office:value-type="float" office:value="21">
            <text:p>21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61932">
            <text:p>061932</text:p>
          </table:table-cell>
          <table:table-cell table:formula="oooc:=names" office:value-type="string" office:string-value="Fjodor Sazonov">
            <text:p>Fjodor Sazonov</text:p>
          </table:table-cell>
          <table:table-cell/>
          <table:table-cell table:number-columns-repeated="6"/>
          <table:table-cell table:formula="oooc:=SUM([.D12:.I12])*5/6*[.C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40750">
            <text:p>040750</text:p>
          </table:table-cell>
          <table:table-cell table:formula="oooc:=names" office:value-type="string" office:string-value="Karpo Korõtko">
            <text:p>Karpo Korõtko</text:p>
          </table:table-cell>
          <table:table-cell/>
          <table:table-cell table:number-columns-repeated="6"/>
          <table:table-cell table:formula="oooc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281">
            <text:p>020281</text:p>
          </table:table-cell>
          <table:table-cell table:formula="oooc:=names" office:value-type="string" office:string-value="Maksim Gorev">
            <text:p>Maksim Gorev</text:p>
          </table:table-cell>
          <table:table-cell office:value-type="percentage" office:value="0.95">
            <office:annotation draw:style-name="gr8" draw:text-style-name="P2" svg:width="4.502cm" svg:height="2.176cm" svg:x="8.036cm" svg:y="4.764cm" draw:caption-point-x="-8.036cm" draw:caption-point-y="-4.764cm">
              <dc:date>2008-05-27T00:00:00</dc:date>
              <text:p text:style-name="P1"><text:span text:style-name="T1">No db.properties</text:span></text:p>
              <text:p text:style-name="P1"><text:span text:style-name="T1">Exception on start</text:span></text:p>
              <text:p text:style-name="P1"><text:span text:style-name="T1">Wrong scores</text:span></text:p>
              <text:p text:style-name="P1"><text:span text:style-name="T1">Place sharing not implemented</text:span></text:p>
            </office:annotation>
            <text:p>95%</text:p>
          </table:table-cell>
          <table:table-cell office:value-type="float" office:value="6">
            <office:annotation draw:style-name="gr7" draw:text-style-name="P2" svg:width="4.946cm" svg:height="2.942cm" svg:x="10.295cm" svg:y="4.764cm" draw:caption-point-x="-10.295cm" draw:caption-point-y="-4.764cm">
              <dc:date>2008-05-27T00:00:00</dc:date>
              <text:p text:style-name="P1"><text:span text:style-name="T1">Sportsman is dealing with parsing, calculation, etc</text:span></text:p>
              <text:p text:style-name="P1"><text:span text:style-name="T1">Contains score</text:span></text:p>
              <text:p text:style-name="P1"><text:span text:style-name="T1">SportsmanDAO.Results duplicates the data in SportsMan</text:span></text:p>
            </office:annotation>
            <text:p>6</text:p>
          </table:table-cell>
          <table:table-cell office:value-type="float" office:value="5">
            <office:annotation draw:style-name="gr8" draw:text-style-name="P2" svg:width="4.082cm" svg:height="2.176cm" svg:x="12.553cm" svg:y="4.764cm" draw:caption-point-x="-12.553cm" draw:caption-point-y="-4.764cm">
              <dc:date>2008-05-27T00:00:00</dc:date>
              <text:p text:style-name="P1"><text:span text:style-name="T1">Monster methods</text:span></text:p>
              <text:p text:style-name="P1"><text:span text:style-name="T1">If overuse</text:span></text:p>
              <text:p text:style-name="P1"><text:span text:style-name="T1">No common interfaces</text:span></text:p>
              <text:p text:style-name="P1"><text:span text:style-name="T1">Data is passed around as String[]</text:span></text:p>
            </office:annotation>
            <text:p>5</text:p>
          </table:table-cell>
          <table:table-cell office:value-type="float" office:value="7">
            <office:annotation draw:style-name="gr28" draw:text-style-name="P2" svg:width="4.528cm" svg:height="1.511cm" svg:x="14.811cm" svg:y="4.764cm" draw:caption-point-x="-14.811cm" draw:caption-point-y="-4.764cm">
              <dc:date>2008-05-27T00:00:00</dc:date>
              <text:p text:style-name="P1"><text:span text:style-name="T1">No programming to interfaces</text:span></text:p>
              <text:p text:style-name="P1"><text:span text:style-name="T1">Comparable&lt;Object&gt;</text:span></text:p>
            </office:annotation>
            <text:p>7</text:p>
          </table:table-cell>
          <table:table-cell office:value-type="float" office:value="6">
            <office:annotation draw:style-name="gr1" draw:text-style-name="P2" svg:width="4.305cm" svg:height="3.361cm" svg:x="17.069cm" svg:y="4.764cm" draw:caption-point-x="-17.069cm" draw:caption-point-y="-4.764cm">
              <dc:date>2008-05-27T00:00:00</dc:date>
              <text:p text:style-name="P1"><text:span text:style-name="T1">Lots of autogenerated catch blocks</text:span></text:p>
              <text:p text:style-name="P1"><text:span text:style-name="T1">Causes are lost in most cases</text:span></text:p>
              <text:p text:style-name="P1"><text:span text:style-name="T1">Exceptions are cought, handled and then applications continues until it gets an NPE</text:span></text:p>
            </office:annotation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office:annotation draw:style-name="gr1" draw:text-style-name="P2" svg:width="2.893cm" svg:height="0.596cm" svg:x="21.585cm" svg:y="4.764cm" draw:caption-point-x="-21.585cm" draw:caption-point-y="-4.764cm">
              <dc:date>2008-05-27T00:00:00</dc:date>
              <text:p text:style-name="P1"><text:span text:style-name="T1">Low coverage</text:span></text:p>
            </office:annotation>
            <text:p>8</text:p>
          </table:table-cell>
          <table:table-cell table:formula="oooc:=SUM([.D14:.I14])*5/6*[.C14]" office:value-type="float" office:value="30.875">
            <text:p>31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961522">
            <text:p>961522</text:p>
          </table:table-cell>
          <table:table-cell table:formula="oooc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ooc:=SUM([.D15:.I15])*5/6*[.C1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4918">
            <text:p>074918</text:p>
          </table:table-cell>
          <table:table-cell table:formula="oooc:=names" office:value-type="string" office:string-value="Mart Mangus">
            <text:p>Mart Mangus</text:p>
          </table:table-cell>
          <table:table-cell/>
          <table:table-cell table:number-columns-repeated="6"/>
          <table:table-cell table:formula="oooc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701">
            <text:p>030701</text:p>
          </table:table-cell>
          <table:table-cell table:formula="oooc:=names" office:value-type="string" office:string-value="Avetis Harutjunjan">
            <text:p>Avetis Harutjunjan</text:p>
          </table:table-cell>
          <table:table-cell/>
          <table:table-cell table:number-columns-repeated="6"/>
          <table:table-cell table:formula="oooc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054">
            <text:p>072054</text:p>
          </table:table-cell>
          <table:table-cell table:formula="oooc:=names" office:value-type="string" office:string-value="Roman Vassiljev">
            <text:p>Roman Vassiljev</text:p>
          </table:table-cell>
          <table:table-cell office:value-type="percentage" office:value="0.9">
            <office:annotation draw:style-name="gr6" draw:text-style-name="P2" svg:width="5.036cm" svg:height="2.571cm" svg:x="8.036cm" svg:y="6.563cm" draw:caption-point-x="-8.036cm" draw:caption-point-y="-6.563cm">
              <dc:date>2008-06-02T00:00:00</dc:date>
              <text:p text:style-name="P1"><text:span text:style-name="T1">db.properties is not in the properties format</text:span></text:p>
              <text:p text:style-name="P1"><text:span text:style-name="T1">No output with no arguments</text:span></text:p>
              <text:p text:style-name="P1"><text:span text:style-name="T1">Wrong scores</text:span></text:p>
              <text:p text:style-name="P1"><text:span text:style-name="T1">Extra stuff is being output</text:span></text:p>
              <text:p text:style-name="P1"><text:span text:style-name="T1">HTML out is not supported</text:span></text:p>
            </office:annotation>
            <text:p>90%</text:p>
          </table:table-cell>
          <table:table-cell office:value-type="float" office:value="1">
            <office:annotation draw:style-name="gr1" draw:text-style-name="P2" svg:width="7.878cm" svg:height="0.991cm" svg:x="10.295cm" svg:y="6.563cm" draw:caption-point-x="-10.295cm" draw:caption-point-y="-6.563cm">
              <dc:date>2008-06-02T00:00:00</dc:date>
              <text:p text:style-name="P1"><text:span text:style-name="T1">No object model, Map&lt;Integer, String[]&gt; x3</text:span></text:p>
              <text:p text:style-name="P1"><text:span text:style-name="T1">the code is not object-oriented</text:span></text:p>
            </office:annotation>
            <text:p>1</text:p>
          </table:table-cell>
          <table:table-cell office:value-type="float" office:value="4">
            <office:annotation draw:style-name="gr23" draw:text-style-name="P2" svg:width="4.282cm" svg:height="2.175cm" svg:x="12.553cm" svg:y="6.563cm" draw:caption-point-x="-12.553cm" draw:caption-point-y="-6.563cm">
              <dc:date>2008-06-02T00:00:00</dc:date>
              <text:p text:style-name="P1"><text:span text:style-name="T1">Static overuse</text:span></text:p>
              <text:p text:style-name="P1"><text:span text:style-name="T1">Only God knows what are resultMap1, 2, and 3</text:span></text:p>
              <text:p text:style-name="P1"><text:span text:style-name="T1">Lots of code duplication</text:span></text:p>
            </office:annotation>
            <text:p>4</text:p>
          </table:table-cell>
          <table:table-cell office:value-type="float" office:value="6">
            <office:annotation draw:style-name="gr1" draw:text-style-name="P2" svg:width="2.898cm" svg:height="1.781cm" svg:x="14.811cm" svg:y="6.563cm" draw:caption-point-x="-14.811cm" draw:caption-point-y="-6.563cm">
              <dc:date>2008-06-02T00:00:00</dc:date>
              <text:p text:style-name="P1"><text:span text:style-name="T1">Gigantic arrays instead of collections</text:span></text:p>
              <text:p text:style-name="P1"><text:span text:style-name="T1">No enums</text:span></text:p>
            </office:annotation>
            <text:p>6</text:p>
          </table:table-cell>
          <table:table-cell office:value-type="float" office:value="5">
            <office:annotation draw:style-name="gr1" draw:text-style-name="P2" svg:width="2.898cm" svg:height="2.966cm" svg:x="17.069cm" svg:y="6.563cm" draw:caption-point-x="-17.069cm" draw:caption-point-y="-6.563cm">
              <dc:date>2008-06-02T00:00:00</dc:date>
              <text:p text:style-name="P1"><text:span text:style-name="T1">Autogenerated catches</text:span></text:p>
              <text:p text:style-name="P1"><text:span text:style-name="T1">Loss of stack trace</text:span></text:p>
              <text:p text:style-name="P1"><text:span text:style-name="T1">No proper closing of resources</text:span></text:p>
            </office:annotation>
            <text:p>5</text:p>
          </table:table-cell>
          <table:table-cell office:value-type="float" office:value="5">
            <office:annotation draw:style-name="gr1" draw:text-style-name="P2" svg:width="2.898cm" svg:height="0.991cm" svg:x="19.327cm" svg:y="6.563cm" draw:caption-point-x="-19.327cm" draw:caption-point-y="-6.563cm">
              <dc:date>2008-06-02T00:00:00</dc:date>
              <text:p text:style-name="P1"><text:span text:style-name="T1">Hard to read</text:span></text:p>
              <text:p text:style-name="P1"><text:span text:style-name="T1">spaghetti code</text:span></text:p>
            </office:annotation>
            <text:p>5</text:p>
          </table:table-cell>
          <table:table-cell office:value-type="float" office:value="6">
            <office:annotation draw:style-name="gr1" draw:text-style-name="P2" svg:width="2.898cm" svg:height="2.966cm" svg:x="21.585cm" svg:y="6.563cm" draw:caption-point-x="-21.585cm" draw:caption-point-y="-6.563cm">
              <dc:date>2008-06-02T00:00:00</dc:date>
              <text:p text:style-name="P1"><text:span text:style-name="T1">Tests access the real DB</text:span></text:p>
              <text:p text:style-name="P1"><text:span text:style-name="T1">Some code is tested, but tests' structure doesn't reflect the tested code well</text:span></text:p>
            </office:annotation>
            <text:p>6</text:p>
          </table:table-cell>
          <table:table-cell table:formula="oooc:=SUM([.D18:.I18])*5/6*[.C18]" office:value-type="float" office:value="20.25">
            <text:p>2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107">
            <text:p>072107</text:p>
          </table:table-cell>
          <table:table-cell table:formula="oooc:=names" office:value-type="string" office:string-value="Andrei Kort?ak">
            <text:p>Andrei Kort?ak</text:p>
          </table:table-cell>
          <table:table-cell/>
          <table:table-cell table:number-columns-repeated="6"/>
          <table:table-cell table:formula="oooc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72072">
            <text:p>072072</text:p>
          </table:table-cell>
          <table:table-cell table:formula="oooc:=names" office:value-type="string" office:string-value="Siim Leetberg">
            <text:p>Siim Leetberg</text:p>
          </table:table-cell>
          <table:table-cell office:value-type="percentage" office:value="0">
            <text:p>0%</text:p>
          </table:table-cell>
          <table:table-cell table:number-columns-repeated="6"/>
          <table:table-cell table:formula="oooc:=SUM([.D20:.I20])*5/6*[.C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520">
            <text:p>030520</text:p>
          </table:table-cell>
          <table:table-cell table:formula="oooc:=names" office:value-type="string" office:string-value="Jekaterina Burlakova">
            <text:p>Jekaterina Burlakova</text:p>
          </table:table-cell>
          <table:table-cell/>
          <table:table-cell table:number-columns-repeated="6"/>
          <table:table-cell table:formula="oooc:=SUM([.D21:.I21])*5/6*[.C2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20544">
            <text:p>020544</text:p>
          </table:table-cell>
          <table:table-cell table:formula="oooc:=names" office:value-type="string" office:string-value="Julija Kondratjeva">
            <text:p>Julija Kondratjeva</text:p>
          </table:table-cell>
          <table:table-cell/>
          <table:table-cell table:number-columns-repeated="6"/>
          <table:table-cell table:formula="oooc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0588">
            <text:p>010588</text:p>
          </table:table-cell>
          <table:table-cell table:formula="oooc:=names" office:value-type="string" office:string-value="Vjatseslav Rosin">
            <text:p>Vjatseslav Rosin</text:p>
          </table:table-cell>
          <table:table-cell office:value-type="percentage" office:value="0.95">
            <office:annotation draw:style-name="gr9" draw:text-style-name="P2" svg:width="4.981cm" svg:height="3.755cm" svg:x="8.036cm" svg:y="8.812cm" draw:caption-point-x="-8.036cm" draw:caption-point-y="-8.812cm">
              <dc:date>2008-06-01T00:00:00</dc:date>
              <text:p text:style-name="P1"><text:span text:style-name="T1">No DecathlonCalculator</text:span></text:p>
              <text:p text:style-name="P1"><text:span text:style-name="T1">Had to fix file I/O myself</text:span></text:p>
              <text:p text:style-name="P1"><text:span text:style-name="T1">Classpath resources had to be used only for resources</text:span></text:p>
            </office:annotation>
            <text:p>95%</text:p>
          </table:table-cell>
          <table:table-cell office:value-type="float" office:value="9">
            <office:annotation draw:style-name="gr17" draw:text-style-name="P2" svg:width="2.898cm" svg:height="2.571cm" svg:x="10.295cm" svg:y="8.812cm" draw:caption-point-x="-10.295cm" draw:caption-point-y="-8.812cm">
              <dc:date>2008-06-01T00:00:00</dc:date>
              <text:p text:style-name="P1"><text:span text:style-name="T1">Could be a bit simpler</text:span></text:p>
              <text:p text:style-name="P1"><text:span text:style-name="T1">DecathlonConstants is supposed to be an enum of events</text:span></text:p>
            </office:annotation>
            <text:p>9</text:p>
          </table:table-cell>
          <table:table-cell office:value-type="float" office:value="8">
            <office:annotation draw:style-name="gr6" draw:text-style-name="P2" svg:width="4.951cm" svg:height="3.361cm" svg:x="12.553cm" svg:y="8.812cm" draw:caption-point-x="-12.553cm" draw:caption-point-y="-8.812cm">
              <dc:date>2008-06-01T00:00:00</dc:date>
              <text:p text:style-name="P1"><text:span text:style-name="T1">Not all aspects of importer/exporter are encapsulated</text:span></text:p>
              <text:p text:style-name="P1"><text:span text:style-name="T1">Not very easy to add more implementations</text:span></text:p>
              <text:p text:style-name="P1"><text:span text:style-name="T1">It is not obvious that summarize() will modify the passed collection</text:span></text:p>
            </office:annotation>
            <text:p>8</text:p>
          </table:table-cell>
          <table:table-cell office:value-type="float" office:value="9">
            <office:annotation draw:style-name="gr6" draw:text-style-name="P2" svg:width="4.84cm" svg:height="2.966cm" svg:x="14.811cm" svg:y="8.812cm" draw:caption-point-x="-14.811cm" draw:caption-point-y="-8.812cm">
              <dc:date>2008-06-01T00:00:00</dc:date>
              <text:p text:style-name="P1"><text:span text:style-name="T1">Had to fix file I/O myself</text:span></text:p>
              <text:p text:style-name="P1"><text:span text:style-name="T1">Classpath resources had to be used only for resources</text:span></text:p>
              <text:p text:style-name="P1"><text:span text:style-name="T1">System.exit() is a bad idea</text:span></text:p>
              <text:p text:style-name="P1"><text:span text:style-name="T1">Locale is not respected</text:span></text:p>
              <text:p text:style-name="P1"><text:span text:style-name="T1">File.createTempFile() is better than UUID</text:span></text:p>
            </office:annotation>
            <text:p>9</text:p>
          </table:table-cell>
          <table:table-cell office:value-type="float" office:value="9">
            <office:annotation draw:style-name="gr1" draw:text-style-name="P2" svg:width="2.898cm" svg:height="0.991cm" svg:x="17.069cm" svg:y="8.812cm" draw:caption-point-x="-17.069cm" draw:caption-point-y="-8.812cm">
              <dc:date>2008-06-01T00:00:00</dc:date>
              <text:p text:style-name="P1"><text:span text:style-name="T1">System.err must be used</text:span></text:p>
            </office:annotation>
            <text:p>9</text:p>
          </table:table-cell>
          <table:table-cell office:value-type="float" office:value="10">
            <text:p>10</text:p>
          </table:table-cell>
          <table:table-cell office:value-type="float" office:value="5">
            <office:annotation draw:style-name="gr1" draw:text-style-name="P2" svg:width="2.898cm" svg:height="2.176cm" svg:x="21.585cm" svg:y="8.812cm" draw:caption-point-x="-21.585cm" draw:caption-point-y="-8.812cm">
              <dc:date>2008-06-01T00:00:00</dc:date>
              <text:p text:style-name="P1"><text:span text:style-name="T1">import/export tests don't really test anything except for crashes</text:span></text:p>
            </office:annotation>
            <text:p>5</text:p>
          </table:table-cell>
          <table:table-cell table:formula="oooc:=SUM([.D23:.I23])*5/6*[.C23]" office:value-type="float" office:value="39.5833333333333">
            <text:p>40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30604">
            <text:p>030604</text:p>
          </table:table-cell>
          <table:table-cell table:formula="oooc:=names" office:value-type="string" office:string-value="Aleksandr Ivanov">
            <text:p>Aleksandr Ivanov</text:p>
          </table:table-cell>
          <table:table-cell office:value-type="percentage" office:value="0.95">
            <office:annotation draw:style-name="gr10" draw:text-style-name="P2" svg:width="6.172cm" svg:height="3.36cm" svg:x="8.036cm" svg:y="9.262cm" draw:caption-point-x="-8.036cm" draw:caption-point-y="-9.262cm">
              <dc:date>2008-05-28T00:00:00</dc:date>
              <text:p text:style-name="P1"><text:span text:style-name="T1">No DecathlonCalculator class</text:span></text:p>
              <text:p text:style-name="P1"><text:span text:style-name="T1">Most aspects of locale are ignored</text:span></text:p>
              <text:p text:style-name="P1"><text:span text:style-name="T1">Program not ready for other JDBC drivers</text:span></text:p>
              <text:p text:style-name="P1"><text:span text:style-name="T1">Wrong scored, probably due to rounding</text:span></text:p>
            </office:annotation>
            <text:p>95%</text:p>
          </table:table-cell>
          <table:table-cell office:value-type="float" office:value="8">
            <office:annotation draw:style-name="gr6" draw:text-style-name="P2" svg:width="6.617cm" svg:height="2.571cm" svg:x="10.295cm" svg:y="9.262cm" draw:caption-point-x="-10.295cm" draw:caption-point-y="-9.262cm">
              <dc:date>2008-05-26T00:00:00</dc:date>
              <text:p text:style-name="P1"><text:span text:style-name="T1">Lots of duplication in AthleteScore</text:span></text:p>
              <text:p text:style-name="P1"><text:span text:style-name="T1">FormulaComponent enum is not used</text:span></text:p>
              <text:p text:style-name="P1"><text:span text:style-name="T1">Creation of invalid object should be disallowed instead of a public validate() method</text:span></text:p>
              <text:p text:style-name="P1"><text:span text:style-name="T1">hardcoded date format</text:span></text:p>
            </office:annotation>
            <text:p>8</text:p>
          </table:table-cell>
          <table:table-cell office:value-type="float" office:value="8">
            <office:annotation draw:style-name="gr24" draw:text-style-name="P2" svg:width="7.202cm" svg:height="3.756cm" svg:x="12.553cm" svg:y="9.262cm" draw:caption-point-x="-12.553cm" draw:caption-point-y="-9.262cm">
              <dc:date>2008-05-26T00:00:00</dc:date>
              <text:p text:style-name="P1"><text:span text:style-name="T1">FormulaComponent could encapsulate calculation</text:span></text:p>
              <text:p text:style-name="P1"><text:span text:style-name="T1">Much of Launcher code should be encapsulated in CommandLineArgument, conditions are too complex</text:span></text:p>
              <text:p text:style-name="P1"><text:span text:style-name="T1">Abstract classes could provide default blank implementations of setup and cleanup methods</text:span></text:p>
              <text:p text:style-name="P1"><text:span text:style-name="T1">Mixed System.out calls</text:span></text:p>
            </office:annotation>
            <text:p>8</text:p>
          </table:table-cell>
          <table:table-cell office:value-type="float" office:value="8">
            <office:annotation draw:style-name="gr16" draw:text-style-name="P2" svg:width="7.592cm" svg:height="2.176cm" svg:x="14.811cm" svg:y="9.262cm" draw:caption-point-x="-14.811cm" draw:caption-point-y="-9.262cm">
              <dc:date>2008-05-26T00:00:00</dc:date>
              <text:p text:style-name="P1"><text:span text:style-name="T1">TimeFormat doesn't always conform to the locale</text:span></text:p>
              <text:p text:style-name="P1"><text:span text:style-name="T1">Enum.valueOf() would simplify the code</text:span></text:p>
              <text:p text:style-name="P1"><text:span text:style-name="T1">Transformer can write directly to stream</text:span></text:p>
              <text:p text:style-name="P1"><text:span text:style-name="T1">relative resources are not used</text:span></text:p>
            </office:annotation>
            <text:p>8</text:p>
          </table:table-cell>
          <table:table-cell office:value-type="float" office:value="8">
            <office:annotation draw:style-name="gr1" draw:text-style-name="P2" svg:width="2.891cm" svg:height="1.386cm" svg:x="17.069cm" svg:y="9.262cm" draw:caption-point-x="-17.069cm" draw:caption-point-y="-9.262cm">
              <dc:date>2008-05-26T00:00:00</dc:date>
              <text:p text:style-name="P1"><text:span text:style-name="T1">Lots of code duplication, no generifications</text:span></text:p>
            </office:annotation>
            <text:p>8</text:p>
          </table:table-cell>
          <table:table-cell office:value-type="float" office:value="9">
            <office:annotation draw:style-name="gr18" draw:text-style-name="P2" svg:width="2.891cm" svg:height="1.386cm" svg:x="19.327cm" svg:y="9.262cm" draw:caption-point-x="-19.327cm" draw:caption-point-y="-9.262cm">
              <dc:date>2008-05-30T00:00:00</dc:date>
              <text:p text:style-name="P1"><text:span text:style-name="T1">Duplications reduce readability</text:span></text:p>
            </office:annotation>
            <text:p>9</text:p>
          </table:table-cell>
          <table:table-cell office:value-type="float" office:value="3">
            <office:annotation draw:style-name="gr2" draw:text-style-name="P2" svg:width="2.891cm" svg:height="0.991cm" svg:x="21.585cm" svg:y="9.262cm" draw:caption-point-x="-21.585cm" draw:caption-point-y="-9.262cm">
              <dc:date>2008-05-26T00:00:00</dc:date>
              <text:p text:style-name="P1"><text:span text:style-name="T1">Only one class is partially tested</text:span></text:p>
            </office:annotation>
            <text:p>3</text:p>
          </table:table-cell>
          <table:table-cell table:formula="oooc:=SUM([.D24:.I24])*5/6*[.C24]" office:value-type="float" office:value="34.8333333333333">
            <text:p>35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011861">
            <text:p>011861</text:p>
          </table:table-cell>
          <table:table-cell table:formula="oooc:=names" office:value-type="string" office:string-value="Jaak Karjane">
            <text:p>Jaak Karjane</text:p>
          </table:table-cell>
          <table:table-cell office:value-type="percentage" office:value="1">
            <office:annotation draw:style-name="gr11" draw:text-style-name="P2" svg:width="8.648cm" svg:height="2.784cm" svg:x="8.036cm" svg:y="9.712cm" draw:caption-point-x="-8.036cm" draw:caption-point-y="-9.712cm">
              <dc:date>2008-05-21T00:00:00</dc:date>
              <text:p text:style-name="P1"><text:span text:style-name="T1">DB input is broken on non-Windows platforms</text:span></text:p>
              <text:p text:style-name="P1"><text:span text:style-name="T1">min:sec.msec format unsupported in CSV</text:span></text:p>
              <text:p text:style-name="P1"><text:span text:style-name="T1">XML out not easily parseable (all points as string in a single element)</text:span></text:p>
              <text:p text:style-name="P1"><text:span text:style-name="T1">Program not ready for deployment – uses resources from the source code</text:span></text:p>
            </office:annotation>
            <text:p>100%</text:p>
          </table:table-cell>
          <table:table-cell office:value-type="float" office:value="1">
            <office:annotation draw:style-name="gr18" draw:text-style-name="P2" svg:width="7.086cm" svg:height="1.385cm" svg:x="10.295cm" svg:y="9.712cm" draw:caption-point-x="-10.295cm" draw:caption-point-y="-9.712cm">
              <dc:date>2008-06-02T00:00:00</dc:date>
              <text:p text:style-name="P1"><text:span text:style-name="T1">No object model, List&lt;String[]&gt;</text:span></text:p>
              <text:p text:style-name="P1"><text:span text:style-name="T1">the code is not object-oriented</text:span></text:p>
            </office:annotation>
            <text:p>1</text:p>
          </table:table-cell>
          <table:table-cell office:value-type="float" office:value="4">
            <office:annotation draw:style-name="gr25" draw:text-style-name="P2" svg:width="4.66cm" svg:height="1.768cm" svg:x="12.553cm" svg:y="9.712cm" draw:caption-point-x="-12.553cm" draw:caption-point-y="-9.712cm">
              <dc:date>2008-05-21T00:00:00</dc:date>
              <text:p text:style-name="P1"><text:span text:style-name="T1">Lots of code duplication</text:span></text:p>
              <text:p text:style-name="P1"><text:span text:style-name="T1">Monster methods</text:span></text:p>
            </office:annotation>
            <text:p>4</text:p>
          </table:table-cell>
          <table:table-cell office:value-type="float" office:value="5">
            <office:annotation draw:style-name="gr6" draw:text-style-name="P2" svg:width="7.503cm" svg:height="2.966cm" svg:x="14.811cm" svg:y="9.712cm" draw:caption-point-x="-14.811cm" draw:caption-point-y="-9.712cm">
              <dc:date>2008-05-21T00:00:00</dc:date>
              <text:p text:style-name="P1"><text:span text:style-name="T1">No enums</text:span></text:p>
              <text:p text:style-name="P1"><text:span text:style-name="T1">No JDBC parameter binding (SQL injection)</text:span></text:p>
              <text:p text:style-name="P1"><text:span text:style-name="T1">Unnecessary wildcards in generics usage</text:span></text:p>
              <text:p text:style-name="P1"><text:span text:style-name="T1">Too much datatype conversions</text:span></text:p>
              <text:p text:style-name="P1"><text:span text:style-name="T1">Transformation is done to DOM and then serialized again</text:span></text:p>
              <text:p text:style-name="P2"><text:span text:style-name="T1"/></text:p>
            </office:annotation>
            <text:p>5</text:p>
          </table:table-cell>
          <table:table-cell office:value-type="float" office:value="5">
            <office:annotation draw:style-name="gr1" draw:text-style-name="P2" svg:width="9.064cm" svg:height="1.781cm" svg:x="17.069cm" svg:y="9.712cm" draw:caption-point-x="-17.069cm" draw:caption-point-y="-9.712cm">
              <dc:date>2008-05-21T00:00:00</dc:date>
              <text:p text:style-name="P1"><text:span text:style-name="T1">Lots of unnecessary SuppressWarnings</text:span></text:p>
              <text:p text:style-name="P1"><text:span text:style-name="T1">e.printStackTrace()</text:span></text:p>
              <text:p text:style-name="P1"><text:span text:style-name="T1">Exception handling mostly forced by compiler, no clear separation of error handling</text:span></text:p>
            </office:annotation>
            <text:p>5</text:p>
          </table:table-cell>
          <table:table-cell office:value-type="float" office:value="6">
            <office:annotation draw:style-name="gr1" draw:text-style-name="P2" svg:width="2.886cm" svg:height="0.991cm" svg:x="19.327cm" svg:y="9.712cm" draw:caption-point-x="-19.327cm" draw:caption-point-y="-9.712cm">
              <dc:date>2008-05-21T00:00:00</dc:date>
              <text:p text:style-name="P1"><text:span text:style-name="T1">Docs ok, code very hard to read</text:span></text:p>
            </office:annotation>
            <text:p>6</text:p>
          </table:table-cell>
          <table:table-cell office:value-type="float" office:value="0">
            <text:p>0</text:p>
          </table:table-cell>
          <table:table-cell table:formula="oooc:=SUM([.D25:.I25])*5/6*[.C25]" office:value-type="float" office:value="17.5">
            <text:p>18</text:p>
          </table:table-cell>
          <table:table-cell table:number-columns-repeated="3"/>
        </table:table-row>
        <table:table-row table:style-name="ro2">
          <table:table-cell table:formula="oooc:=codes" office:value-type="string" office:string-value="654321">
            <text:p>654321</text:p>
          </table:table-cell>
          <table:table-cell table:formula="oooc:=names" office:value-type="string" office:string-value="Karl Bogdanov">
            <text:p>Karl Bogdanov</text:p>
          </table:table-cell>
          <table:table-cell table:number-columns-repeated="11"/>
        </table:table-row>
        <table:table-row table:style-name="ro2" table:number-rows-repeated="8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38" table:cell-range-address="$Totals.$A$2:.$A$38"/>
        <table:named-range table:name="names" table:base-cell-address="$Totals.$B$38" table:cell-range-address="$Totals.$B$2:.$B$38"/>
        <table:named-range table:name="homework_totals" table:base-cell-address="$Homework.$J$38" table:cell-range-address="$Homework.$J$2:.$J$3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3">03/06/2008</text:date>, <text:time>22:3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Anton</meta:initial-creator>
    <meta:creation-date>2007-05-27T21:27:51</meta:creation-date>
    <dc:creator>Anton Keks</dc:creator>
    <dc:date>2008-06-03T22:31:37</dc:date>
    <dc:language>en-US</dc:language>
    <meta:editing-cycles>148</meta:editing-cycles>
    <meta:editing-duration>P5DT0H55M43S</meta:editing-duration>
    <meta:user-defined meta:name="Info 1"/>
    <meta:user-defined meta:name="Info 2"/>
    <meta:user-defined meta:name="Info 3"/>
    <meta:user-defined meta:name="Info 4"/>
    <meta:document-statistic meta:table-count="2" meta:cell-count="377"/>
  </office:meta>
</office:document-meta>
</file>